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95cm"/>
    </style:style>
    <style:style style:name="pr7" style:family="presentation" style:parent-style-name="Default-outline1">
      <style:graphic-properties fo:min-height="14.15cm"/>
    </style:style>
    <style:style style:name="pr8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inuity 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3.895cm" svg:x="1.401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<text:s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8" draw:text-style-name="P1" draw:layer="layout" svg:width="25.199cm" svg:height="17.93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<text:s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8" draw:text-style-name="P1" draw:layer="layout" svg:width="25.199cm" svg:height="17.93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57M21S</meta:editing-duration>
    <meta:editing-cycles>25</meta:editing-cycles>
    <meta:generator>OpenOffice/4.1.1$Win32 OpenOffice.org_project/411m6$Build-9775</meta:generator>
    <dc:date>2016-09-27T22:07:53.60</dc:date>
    <meta:document-statistic meta:object-count="59"/>
  </office:meta>
</office:document-meta>
</file>